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1d06" officeooo:paragraph-rsid="00111d06"/>
    </style:style>
    <style:style style:name="P2" style:family="paragraph" style:parent-style-name="Standard">
      <style:paragraph-properties fo:text-align="start" style:justify-single-word="false"/>
      <style:text-properties officeooo:rsid="00111d06" officeooo:paragraph-rsid="00111d06"/>
    </style:style>
    <style:style style:name="P3" style:family="paragraph" style:parent-style-name="Standard">
      <style:paragraph-properties fo:text-align="center" style:justify-single-word="false"/>
      <style:text-properties fo:font-size="18pt" officeooo:rsid="00111d06" officeooo:paragraph-rsid="001195fb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officeooo:rsid="00111d06" officeooo:paragraph-rsid="00111d06"/>
    </style:style>
    <style:style style:name="P5" style:family="paragraph" style:parent-style-name="Standard">
      <style:paragraph-properties fo:text-align="start" style:justify-single-word="false"/>
      <style:text-properties officeooo:rsid="00111d06" officeooo:paragraph-rsid="00156991"/>
    </style:style>
    <style:style style:name="P6" style:family="paragraph" style:parent-style-name="Standard">
      <style:paragraph-properties fo:text-align="end" style:justify-single-word="false"/>
      <style:text-properties officeooo:rsid="00111d06" officeooo:paragraph-rsid="00111d06"/>
    </style:style>
    <style:style style:name="P7" style:family="paragraph" style:parent-style-name="Standard">
      <style:paragraph-properties fo:text-align="start" style:justify-single-word="false"/>
      <style:text-properties officeooo:rsid="00156991" officeooo:paragraph-rsid="00156991"/>
    </style:style>
    <style:style style:name="P8" style:family="paragraph" style:parent-style-name="Standard">
      <style:paragraph-properties fo:text-align="start" style:justify-single-word="false"/>
      <style:text-properties officeooo:rsid="00156991" officeooo:paragraph-rsid="0015844e"/>
    </style:style>
    <style:style style:name="P9" style:family="paragraph" style:parent-style-name="Standard">
      <style:paragraph-properties fo:text-align="start" style:justify-single-word="false"/>
      <style:text-properties officeooo:rsid="00156991" officeooo:paragraph-rsid="0016356d"/>
    </style:style>
    <style:style style:name="T1" style:family="text">
      <style:text-properties officeooo:rsid="001195fb"/>
    </style:style>
    <style:style style:name="T2" style:family="text">
      <style:text-properties officeooo:rsid="00139275"/>
    </style:style>
    <style:style style:name="T3" style:family="text">
      <style:text-properties officeooo:rsid="00156991"/>
    </style:style>
    <style:style style:name="T4" style:family="text">
      <style:text-properties officeooo:rsid="0015844e"/>
    </style:style>
    <style:style style:name="T5" style:family="text">
      <style:text-properties officeooo:rsid="00171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MPE 493, Introduction to Information Retrieval, <text:span text:style-name="T1">Fall 2015</text:span> </text:p>
      <text:p text:style-name="P3">Assignment 2 - <text:span text:style-name="T1">Spam E-mail Filtering</text:span></text:p>
      <text:p text:style-name="P1"/>
      <text:p text:style-name="P1"/>
      <text:p text:style-name="P1">Utku SARIDEDE </text:p>
      <text:p text:style-name="P1">2010400189</text:p>
      <text:p text:style-name="P1"/>
      <text:p text:style-name="P1"/>
      <text:p text:style-name="P1"/>
      <text:p text:style-name="P2"><text:tab/><text:span text:style-name="T1">In this project, we are supposed to implement a spam e-mail filtering program. For that purpose, the kNN and Rocchio Algorithms are our way to find.</text:span></text:p>
      <text:p text:style-name="P2"/>
      <text:p text:style-name="P2"><text:tab/><text:span text:style-name="T2">(a). I have used the tokenisation library from python (nltk.tokenize.RegexpTokenizer). On the other hand, I have used the one of the string library (string.punctuation) to filter all punctuation marks from the data.</text:span></text:p>
      <text:p text:style-name="P2"/>
      <text:p text:style-name="P2"><text:tab/><text:span text:style-name="T2">(b). The size of my vocabulary is 14.578</text:span></text:p>
      <text:p text:style-name="P2"/>
      <text:p text:style-name="P5"><text:span text:style-name="T2"><text:tab/>(c). Top 20 words with highest total tfidf value in spam training data:</text:span></text:p>
      <text:p text:style-name="P2"/>
      <text:p text:style-name="P5"><text:tab/><text:span text:style-name="T3">100 =&gt; 78.5985464689</text:span></text:p>
      <text:p text:style-name="P7"><text:tab/>site =&gt; 79.2800104192</text:p>
      <text:p text:style-name="P7"><text:tab/>product =&gt; 79.3001252285</text:p>
      <text:p text:style-name="P7"><text:tab/>day =&gt; 80.2255296248</text:p>
      <text:p text:style-name="P7"><text:tab/>name =&gt; 81.5277067129</text:p>
      <text:p text:style-name="P7"><text:tab/>internet =&gt; 81.6025529049</text:p>
      <text:p text:style-name="P7"><text:tab/>http =&gt; 81.964291669</text:p>
      <text:p text:style-name="P7"><text:tab/>com =&gt; 81.9902497448</text:p>
      <text:p text:style-name="P7"><text:tab/>20 =&gt; 83.3940620941</text:p>
      <text:p text:style-name="P7"><text:tab/>check =&gt; 84.9485301855</text:p>
      <text:p text:style-name="P7"><text:tab/>address =&gt; 86.4093713709</text:p>
      <text:p text:style-name="P7"><text:tab/>email =&gt; 87.59365529</text:p>
      <text:p text:style-name="P7"><text:tab/>business =&gt; 87.7608317282</text:p>
      <text:p text:style-name="P7"><text:tab/>remove =&gt; 87.9701407417</text:p>
      <text:p text:style-name="P7"><text:tab/>our =&gt; 90.0780093024</text:p>
      <text:p text:style-name="P7"><text:tab/>money =&gt; 92.9812047825</text:p>
      <text:p text:style-name="P7"><text:tab/>order =&gt; 93.0188895848</text:p>
      <text:p text:style-name="P7"><text:tab/>mail =&gt; 93.17032383</text:p>
      <text:p text:style-name="P7"><text:tab/>free =&gt; 95.9774011536</text:p>
      <text:p text:style-name="P7"><text:tab/>0 =&gt; 99.9675183841</text:p>
      <text:p text:style-name="P2"/>
      <text:p text:style-name="P2"><text:span text:style-name="T3"><text:tab/>(d). Top 20 words with highest total tfidf value in legitimate training data:</text:span></text:p>
      <text:p text:style-name="P2"/>
      <text:p text:style-name="P5"><text:tab/><text:span text:style-name="T3">seem =&gt; 47.159192023</text:span></text:p>
      <text:p text:style-name="P7"><text:tab/>query =&gt; 47.6205348852</text:p>
      <text:p text:style-name="P7"><text:tab/>de =&gt; 48.090517333</text:p>
      <text:p text:style-name="P7"><text:tab/>grammar =&gt; 48.6946520664</text:p>
      <text:p text:style-name="P7"><text:tab/>interest =&gt; 49.026623644</text:p>
      <text:p text:style-name="P7"><text:tab/>speak =&gt; 49.0963262603</text:p>
      <text:p text:style-name="P7"><text:tab/>student =&gt; 49.4948788683</text:p>
      <text:p text:style-name="P7"><text:soft-page-break/><text:tab/>theory =&gt; 50.0316894384</text:p>
      <text:p text:style-name="P7"><text:tab/>word =&gt; 50.1927457429</text:p>
      <text:p text:style-name="P7"><text:tab/>reference =&gt; 50.3032670164</text:p>
      <text:p text:style-name="P7"><text:tab/>issue =&gt; 50.4181023797</text:p>
      <text:p text:style-name="P7"><text:tab/>study =&gt; 53.189604201</text:p>
      <text:p text:style-name="P7"><text:tab/>edu =&gt; 57.6915069971</text:p>
      <text:p text:style-name="P7"><text:tab/>department =&gt; 58.0249182945</text:p>
      <text:p text:style-name="P7"><text:tab/>english =&gt; 71.2174053101</text:p>
      <text:p text:style-name="P7"><text:tab/>linguistics =&gt; 71.8350574505</text:p>
      <text:p text:style-name="P7"><text:tab/>linguist =&gt; 72.4565391356</text:p>
      <text:p text:style-name="P7"><text:tab/>university =&gt; 80.0480609778</text:p>
      <text:p text:style-name="P7"><text:tab/>linguistic =&gt; 85.096880921</text:p>
      <text:p text:style-name="P7"><text:tab/>language =&gt; 102.389021711</text:p>
      <text:p text:style-name="P7"/>
      <text:p text:style-name="P7"><text:tab/><text:span text:style-name="T4">(e). kNN = 1:</text:span></text:p>
      <text:p text:style-name="P9"><text:tab/><text:tab/><text:span text:style-name="T4">Precision <text:s text:c="2"/>= 0.940476190476</text:span></text:p>
      <text:p text:style-name="P9"><text:tab/><text:tab/><text:span text:style-name="T4">Recall <text:s text:c="7"/>= 0.9875</text:span></text:p>
      <text:p text:style-name="P9"><text:tab/><text:tab/><text:span text:style-name="T4">F-Measure = 0.963414634146</text:span></text:p>
      <text:p text:style-name="P7"/>
      <text:p text:style-name="P8"><text:tab/> <text:s text:c="5"/><text:span text:style-name="T4">kNN = 3:</text:span></text:p>
      <text:p text:style-name="P9"><text:tab/><text:tab/><text:span text:style-name="T4">Precision <text:s text:c="2"/>= 0.93359375</text:span></text:p>
      <text:p text:style-name="P9"><text:tab/><text:tab/><text:span text:style-name="T4">Recall <text:s text:c="7"/>= 0.995833333333</text:span></text:p>
      <text:p text:style-name="P9"><text:tab/><text:tab/><text:span text:style-name="T4">F-Measure = 0.963709677419</text:span></text:p>
      <text:p text:style-name="P8"/>
      <text:p text:style-name="P8"><text:tab/> <text:s text:c="5"/><text:span text:style-name="T4">kNN = 5:</text:span></text:p>
      <text:p text:style-name="P9"><text:tab/><text:tab/><text:span text:style-name="T4">Precision <text:s text:c="2"/>= 0.926070038911</text:span></text:p>
      <text:p text:style-name="P9"><text:tab/><text:tab/><text:span text:style-name="T4">Recall <text:s text:c="7"/>= 0.991666666667</text:span></text:p>
      <text:p text:style-name="P9"><text:tab/><text:tab/><text:span text:style-name="T4">F-Measure = 0.957746478873</text:span></text:p>
      <text:p text:style-name="P8"/>
      <text:p text:style-name="P8"><text:tab/> <text:s text:c="5"/><text:span text:style-name="T4">kNN = 7:</text:span></text:p>
      <text:p text:style-name="P9"><text:tab/><text:tab/><text:span text:style-name="T4">Precision <text:s text:c="2"/>= 0.919230769231</text:span></text:p>
      <text:p text:style-name="P9"><text:tab/><text:tab/><text:span text:style-name="T4">Recall <text:s text:c="7"/>= 0.995833333333</text:span></text:p>
      <text:p text:style-name="P9"><text:tab/><text:tab/><text:span text:style-name="T4">F-Measure = 0.956</text:span></text:p>
      <text:p text:style-name="P8"/>
      <text:p text:style-name="P8"><text:tab/> <text:s text:c="5"/><text:span text:style-name="T4">kNN = 9:</text:span></text:p>
      <text:p text:style-name="P9"><text:tab/><text:tab/><text:span text:style-name="T4">Precision <text:s text:c="2"/>= 0.919230769231</text:span></text:p>
      <text:p text:style-name="P9"><text:tab/><text:tab/><text:span text:style-name="T4">Recall <text:s text:c="7"/>= 0.995833333333</text:span></text:p>
      <text:p text:style-name="P9"><text:tab/><text:tab/><text:span text:style-name="T4">F-Measure = 0.956</text:span></text:p>
      <text:p text:style-name="P8"/>
      <text:p text:style-name="P8"><text:tab/> <text:s text:c="5"/><text:span text:style-name="T4">Rocchio:</text:span></text:p>
      <text:p text:style-name="P9"><text:tab/><text:tab/><text:span text:style-name="T4">Precision <text:s text:c="2"/>= 0.98347107438</text:span></text:p>
      <text:p text:style-name="P9"><text:tab/><text:tab/><text:span text:style-name="T4">Recall <text:s text:c="7"/>= 0.991666666667</text:span></text:p>
      <text:p text:style-name="P9"><text:tab/><text:tab/><text:span text:style-name="T4">F-Measure = 0.98755186722</text:span></text:p>
      <text:p text:style-name="P9"/>
      <text:p text:style-name="P9"/>
      <text:p text:style-name="P9"><text:tab/><text:span text:style-name="T5">(f). I have realized that Rocchio algorithm is a way that more faster and reliable than kNN algorithm. We can decide whether kNN or Rocchio is more better than the other with F-Measure value. Also we should take run time into account. But it depends on the spec of computer and as well as current processes. Therefore, it is better to compare F-Measure value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1:20:08.774100622</meta:creation-date>
    <dc:date>2015-12-17T01:23:51.337277428</dc:date>
    <meta:editing-duration>PT1H57M4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74" meta:word-count="364" meta:character-count="2606" meta:non-whitespace-character-count="2104"/>
  </office:meta>
</office:document-meta>
</file>